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72d5f" officeooo:paragraph-rsid="00172d5f"/>
    </style:style>
    <style:style style:name="P2" style:family="paragraph" style:parent-style-name="Standard">
      <style:text-properties style:font-name="Arial" fo:font-style="normal" officeooo:rsid="00172d5f" officeooo:paragraph-rsid="00172d5f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9 – GERENCIAMENTO DE USUÁRIOS E GRUPOS 06 – ADMINISTRAR GRUPOS – COMANDO GPASSWD – LINUX </text:p>
      <text:p text:style-name="P1"/>
      <text:p text:style-name="P1">Comando gpasswd – usado para administrar grupos no Linux.</text:p>
      <text:p text:style-name="P1">Grava informações nos arquivos /<text:span text:style-name="T1">etc/group e /etc/gshadow </text:span></text:p>
      <text:p text:style-name="P2"/>
      <text:p text:style-name="P2">Sintaxe: </text:p>
      <text:p text:style-name="P2">gpasswd [opções] grupo</text:p>
      <text:p text:style-name="P2"/>
      <text:p text:style-name="P2">gpasswd grupo → Cria ou altera a senha do grupo</text:p>
      <text:p text:style-name="P2">gpasswd -a usuário grupo → Adiciona o usuário ao grupo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7T22:00:45.764104856</meta:creation-date>
    <dc:date>2020-03-27T22:07:43.883385825</dc:date>
    <meta:editing-duration>PT7M1S</meta:editing-duration>
    <meta:editing-cycles>1</meta:editing-cycles>
    <meta:generator>LibreOffice/6.3.5.2$Linux_X86_64 LibreOffice_project/30$Build-2</meta:generator>
    <meta:document-statistic meta:table-count="0" meta:image-count="0" meta:object-count="0" meta:page-count="1" meta:paragraph-count="7" meta:word-count="51" meta:character-count="336" meta:non-whitespace-character-count="284"/>
  </office:meta>
</office:document-meta>
</file>